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style:font-name="Arial Black" fo:font-size="16pt" officeooo:rsid="001bdf80" officeooo:paragraph-rsid="001bdf80" style:font-size-asian="14pt" style:font-size-complex="16pt"/>
    </style:style>
    <style:style style:name="P2" style:family="paragraph" style:parent-style-name="Standard">
      <style:paragraph-properties fo:text-align="start" style:justify-single-word="false"/>
      <style:text-properties style:font-name="Arial1" fo:font-size="14pt" officeooo:rsid="001bdf80" officeooo:paragraph-rsid="001bdf80" style:font-size-asian="12.25pt" style:font-size-complex="14pt"/>
    </style:style>
    <style:style style:name="P3" style:family="paragraph" style:parent-style-name="Standard">
      <style:paragraph-properties fo:text-align="center" style:justify-single-word="false"/>
      <style:text-properties style:font-name="Calibri" fo:font-size="14pt" officeooo:rsid="001bdf80" officeooo:paragraph-rsid="001bdf80" style:font-size-asian="12.25pt" style:font-size-complex="14pt"/>
    </style:style>
    <style:style style:name="P4" style:family="paragraph" style:parent-style-name="Standard">
      <style:paragraph-properties fo:text-align="start" style:justify-single-word="false"/>
      <style:text-properties style:font-name="Calibri" fo:font-size="14pt" officeooo:rsid="001bdf80" officeooo:paragraph-rsid="001bdf80" style:font-size-asian="12.25pt" style:font-size-complex="14pt"/>
    </style:style>
    <style:style style:name="P5" style:family="paragraph" style:parent-style-name="Standard">
      <style:paragraph-properties fo:text-align="center" style:justify-single-word="false"/>
      <style:text-properties style:font-name="Calibri" fo:font-size="14pt" fo:font-weight="bold" officeooo:rsid="001bdf80" officeooo:paragraph-rsid="001bdf80"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alibri" fo:font-size="14pt" fo:font-weight="bold" officeooo:rsid="001dfc51" officeooo:paragraph-rsid="001dfc51"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Calibri" fo:font-size="14pt" fo:font-weight="bold" officeooo:rsid="001dfc51" officeooo:paragraph-rsid="00229152"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4pt" fo:font-weight="bold" officeooo:rsid="00229152" officeooo:paragraph-rsid="00229152"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Calibri" fo:font-size="14pt" fo:font-weight="bold" officeooo:rsid="0026fce6" officeooo:paragraph-rsid="0026fce6"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Calibri" fo:font-size="14pt" fo:font-weight="bold" officeooo:rsid="0028d7f1" officeooo:paragraph-rsid="0028d7f1"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Calibri" fo:font-size="14pt" fo:font-weight="bold" officeooo:rsid="002d993a" officeooo:paragraph-rsid="002d993a" style:font-size-asian="12.25pt" style:font-weight-asian="bold" style:font-size-complex="14pt" style:font-weight-complex="bold"/>
    </style:style>
    <style:style style:name="P12" style:family="paragraph" style:parent-style-name="Standard">
      <style:paragraph-properties fo:text-align="center" style:justify-single-word="false" fo:break-before="page"/>
      <style:text-properties style:font-name="Calibri" fo:font-size="16pt" fo:font-weight="bold" officeooo:rsid="001d27b8" officeooo:paragraph-rsid="001d27b8" style:font-size-asian="16pt" style:font-weight-asian="bold" style:font-size-complex="16pt" style:font-weight-complex="bold"/>
    </style:style>
    <style:style style:name="P13" style:family="paragraph" style:parent-style-name="Standard">
      <style:paragraph-properties fo:text-align="center" style:justify-single-word="false" fo:break-before="page"/>
      <style:text-properties style:font-name="Calibri" fo:font-size="16pt" fo:font-weight="bold" officeooo:rsid="00229152" officeooo:paragraph-rsid="00229152"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Calibri" fo:font-size="13pt" fo:font-weight="normal" officeooo:rsid="001d27b8" officeooo:paragraph-rsid="001d27b8"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style:font-name="Calibri" fo:font-size="13pt" fo:font-weight="normal" officeooo:rsid="001dfc51" officeooo:paragraph-rsid="001dfc51"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style:font-name="Calibri" fo:font-size="13pt" fo:font-weight="normal" officeooo:rsid="001dfc51" officeooo:paragraph-rsid="00229152"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style:font-name="Calibri" fo:font-size="13pt" fo:font-weight="normal" officeooo:rsid="001dfc51" officeooo:paragraph-rsid="0026fce6"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style:font-name="Calibri" fo:font-size="13pt" fo:font-weight="normal" officeooo:rsid="0026fce6" officeooo:paragraph-rsid="0026fce6"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style:font-name="Calibri" fo:font-size="13pt" fo:font-weight="normal" officeooo:rsid="0026fce6" officeooo:paragraph-rsid="0028d7f1"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style:font-name="Calibri" fo:font-size="13pt" fo:font-weight="normal" officeooo:rsid="0026fce6" officeooo:paragraph-rsid="002c941e"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style:font-name="Calibri" fo:font-size="13pt" fo:font-weight="normal" officeooo:rsid="0026fce6" officeooo:paragraph-rsid="002d993a"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style:font-name="Calibri" fo:font-size="13pt" fo:font-weight="normal" officeooo:rsid="002c941e" officeooo:paragraph-rsid="002c941e"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style:font-name="Calibri" fo:font-size="13pt" fo:font-weight="normal" officeooo:rsid="002d993a" officeooo:paragraph-rsid="002d993a" style:font-size-asian="11.3500003814697pt" style:font-weight-asian="normal" style:font-size-complex="13pt" style:font-weight-complex="normal"/>
    </style:style>
    <style:style style:name="P24" style:family="paragraph" style:parent-style-name="Standard" style:list-style-name="L1">
      <style:paragraph-properties fo:text-align="start" style:justify-single-word="false"/>
      <style:text-properties style:font-name="Calibri" fo:font-size="14pt" officeooo:rsid="001bdf80" officeooo:paragraph-rsid="001bdf80" style:font-size-asian="12.25pt" style:font-size-complex="14pt"/>
    </style:style>
    <style:style style:name="P25" style:family="paragraph" style:parent-style-name="Standard" style:list-style-name="L1">
      <style:paragraph-properties fo:text-align="start" style:justify-single-word="false"/>
      <style:text-properties style:font-name="Calibri" fo:font-size="14pt" officeooo:rsid="00268e6e" officeooo:paragraph-rsid="00268e6e" style:font-size-asian="12.25pt" style:font-size-complex="14pt"/>
    </style:style>
    <style:style style:name="P26" style:family="paragraph" style:parent-style-name="Standard" style:list-style-name="L2">
      <style:paragraph-properties fo:text-align="justify" style:justify-single-word="false"/>
      <style:text-properties style:font-name="Calibri" fo:font-size="13pt" fo:font-weight="normal" officeooo:rsid="001dfc51" officeooo:paragraph-rsid="0026fce6"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text-properties style:font-name="Calibri" fo:font-size="13pt" fo:font-weight="normal" officeooo:rsid="0026fce6" officeooo:paragraph-rsid="002d993a" style:font-size-asian="11.3500003814697pt" style:font-weight-asian="normal" style:font-size-complex="13pt" style:font-weight-complex="normal"/>
    </style:style>
    <style:style style:name="P28" style:family="paragraph" style:parent-style-name="Standard">
      <style:paragraph-properties fo:text-align="justify" style:justify-single-word="false"/>
      <style:text-properties style:font-name="Calibri" fo:font-size="13pt" fo:font-style="normal" fo:font-weight="normal" officeooo:rsid="002d993a" officeooo:paragraph-rsid="002c941e"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style:font-name="Calibri" fo:font-size="13pt" fo:font-style="normal" fo:font-weight="normal" officeooo:rsid="002d993a" officeooo:paragraph-rsid="002d993a"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justify" style:justify-single-word="false"/>
      <style:text-properties style:font-name="Calibri" fo:font-size="13pt" fo:font-style="normal" fo:font-weight="normal" officeooo:rsid="0031380c" officeooo:paragraph-rsid="002d993a"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center" style:justify-single-word="false" fo:break-before="page"/>
      <style:text-properties style:font-name="Calibri" fo:font-size="16pt" fo:font-style="normal" fo:font-weight="bold" officeooo:rsid="002d993a" officeooo:paragraph-rsid="002d993a" style:font-size-asian="16pt" style:font-style-asian="normal" style:font-weight-asian="bold" style:font-size-complex="16pt" style:font-style-complex="normal" style:font-weight-complex="bold"/>
    </style:style>
    <style:style style:name="P32" style:family="paragraph" style:parent-style-name="Standard">
      <style:text-properties style:font-name="Arial Black" fo:font-size="16pt" officeooo:rsid="001bdf80" officeooo:paragraph-rsid="001bdf80" style:font-size-asian="14pt" style:font-size-complex="16pt"/>
    </style:style>
    <style:style style:name="P33" style:family="paragraph" style:parent-style-name="Standard">
      <style:text-properties style:font-name="Arial Black" fo:font-size="16pt" officeooo:rsid="0033a266" officeooo:paragraph-rsid="0033a266" style:font-size-asian="14pt" style:font-size-complex="16pt"/>
    </style:style>
    <style:style style:name="T1" style:family="text">
      <style:text-properties officeooo:rsid="001dfc51"/>
    </style:style>
    <style:style style:name="T2" style:family="text">
      <style:text-properties officeooo:rsid="001f8db6"/>
    </style:style>
    <style:style style:name="T3" style:family="text">
      <style:text-properties officeooo:rsid="001ffaec"/>
    </style:style>
    <style:style style:name="T4" style:family="text">
      <style:text-properties officeooo:rsid="0021519f"/>
    </style:style>
    <style:style style:name="T5" style:family="text">
      <style:text-properties officeooo:rsid="00229152"/>
    </style:style>
    <style:style style:name="T6" style:family="text">
      <style:text-properties officeooo:rsid="0023f4a2"/>
    </style:style>
    <style:style style:name="T7" style:family="text">
      <style:text-properties officeooo:rsid="0026fce6"/>
    </style:style>
    <style:style style:name="T8" style:family="text">
      <style:text-properties officeooo:rsid="0028d7f1"/>
    </style:style>
    <style:style style:name="T9" style:family="text">
      <style:text-properties officeooo:rsid="002c941e"/>
    </style:style>
    <style:style style:name="T10" style:family="text">
      <style:text-properties officeooo:rsid="002d993a"/>
    </style:style>
    <style:style style:name="T11" style:family="text">
      <style:text-properties fo:font-style="italic" officeooo:rsid="002d993a"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d993a" style:font-style-asian="normal" style:font-style-complex="normal"/>
    </style:style>
    <style:style style:name="T14" style:family="text">
      <style:text-properties fo:font-style="normal" officeooo:rsid="0031380c" style:font-style-asian="normal" style:font-style-complex="normal"/>
    </style:style>
    <style:style style:name="T15" style:family="text">
      <style:text-properties fo:font-style="normal" fo:font-weight="bold" officeooo:rsid="002d993a" style:font-style-asian="normal" style:font-weight-asian="bold" style:font-style-complex="normal"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ntifícia Universidade Católica de Goiás</text:p>
      <text:p text:style-name="P1">Escola Politécnica e de Artes</text:p>
      <text:p text:style-name="P1">Ciência da Computação</text:p>
      <text:p text:style-name="P33">Time Spectree</text:p>
      <text:p text:style-name="P2">Alunos: Allann Barbosa Cintra, Danilo Matias Barcelos</text:p>
      <text:p text:style-name="P2"/>
      <text:p text:style-name="P5">2º Desafio em Otimização com Meta-heurística</text:p>
      <text:p text:style-name="P3">Problema do Empacotamento – <text:span text:style-name="T4">Solução com Recozimento Simulado</text:span></text:p>
      <text:p text:style-name="P3"/>
      <text:p text:style-name="P4">Tópicos:</text:p>
      <text:list text:style-name="L1">
        <text:list-item>
          <text:p text:style-name="P24"><text:a xlink:type="simple" xlink:href="#Tópico 1" text:style-name="Internet_20_link" text:visited-style-name="Visited_20_Internet_20_Link">Introdução</text:a></text:p>
          <text:list>
            <text:list-item>
              <text:p text:style-name="P24"><text:a xlink:type="simple" xlink:href="#Tópico 1.1" text:style-name="Internet_20_link" text:visited-style-name="Visited_20_Internet_20_Link">Ambiente de Teste &amp; Desenvolvimento</text:a></text:p>
            </text:list-item>
            <text:list-item>
              <text:p text:style-name="P24"><text:a xlink:type="simple" xlink:href="#Tópico 1.2" text:style-name="Internet_20_link" text:visited-style-name="Visited_20_Internet_20_Link">Instâncias Utilizadas</text:a></text:p>
            </text:list-item>
          </text:list>
        </text:list-item>
        <text:list-item>
          <text:p text:style-name="P24"><text:a xlink:type="simple" xlink:href="#Tópico 2" text:style-name="Internet_20_link" text:visited-style-name="Visited_20_Internet_20_Link">Meta-heurística utilizada</text:a></text:p>
          <text:list>
            <text:list-item>
              <text:p text:style-name="P24"><text:a xlink:type="simple" xlink:href="#Tópico 2.1" text:style-name="Internet_20_link" text:visited-style-name="Visited_20_Internet_20_Link">Descrição</text:a></text:p>
            </text:list-item>
            <text:list-item>
              <text:p text:style-name="P24"><text:a xlink:type="simple" xlink:href="#Tópico 2.2" text:style-name="Internet_20_link" text:visited-style-name="Visited_20_Internet_20_Link">Implementação <text:span text:style-name="T8">e Escolhas</text:span></text:a></text:p>
            </text:list-item>
            <text:list-item>
              <text:p text:style-name="P25"><text:a xlink:type="simple" xlink:href="#Tópico 2.3" text:style-name="Internet_20_link" text:visited-style-name="Visited_20_Internet_20_Link">Experimentos Finais</text:a></text:p>
            </text:list-item>
            <text:list-item>
              <text:p text:style-name="P24"><text:a xlink:type="simple" xlink:href="#Tópico 2.4" text:style-name="Internet_20_link" text:visited-style-name="Visited_20_Internet_20_Link">Resultados</text:a></text:p>
            </text:list-item>
          </text:list>
        </text:list-item>
        <text:list-item>
          <text:p text:style-name="P24"><text:a xlink:type="simple" xlink:href="#Tópico 3" text:style-name="Internet_20_link" text:visited-style-name="Visited_20_Internet_20_Link">Conclusão</text:a></text:p>
        </text:list-item>
      </text:list>
      <text:p text:style-name="P4"/>
      <text:p text:style-name="P12"><text:bookmark-start text:name="Tópico 1"/>Introdução<text:bookmark-end text:name="Tópico 1"/></text:p>
      <text:p text:style-name="P14"><text:tab/><text:span text:style-name="T1">Este documento é a entrega única do nosso grupo, ele contém todas as informações requisitadas para a submissão do desafio.</text:span></text:p>
      <text:p text:style-name="P14"/>
      <text:p text:style-name="P6"><text:bookmark-start text:name="Tópico 1.1"/>Ambiente de Teste &amp; Desenvolvimento<text:bookmark-end text:name="Tópico 1.1"/></text:p>
      <text:p text:style-name="P15"><text:tab/>Os computadores pessoais dos dois integrantes foram utilizados em todos os processos deste desafio.</text:p>
      <text:p text:style-name="P15"><text:tab/>O computador do integrante Danilo Barcelos é um computador de mesa sem modelo, possui o processador Ryzen 5 3400G, a placa-mãe ASUS A320M, e 12 GB de memória RAM com 2666 MHz de velocidade. <text:span text:style-name="T3">Não possui GPU dedicada.</text:span> Usa o sistema operacional Windows 10, e o IDE Visual Studio Code.</text:p>
      <text:p text:style-name="P15"><text:tab/>O integrante Allann Cintra possui <text:span text:style-name="T6">um Acer Aspire Z1-752</text:span>. <text:span text:style-name="T2">Ele usa o sistema operacional Linux, com a distribuição Gentoo, e programa na IDE NeoVim.</text:span></text:p>
      <text:p text:style-name="P16"/>
      <text:p text:style-name="P8"><text:bookmark-start text:name="Tópico 1.2"/>Instâncias Utilizadas<text:bookmark-end text:name="Tópico 1.2"/></text:p>
      <text:p text:style-name="P16"><text:tab/><text:span text:style-name="T5">No processo de teste para a obtenção dos resultados na seção 2.4, foram utilizados os 6195 casos de teste disponíveis no </text:span><text:a xlink:type="simple" xlink:href="https://site.unibo.it/operations-research/en/research/bpplib-a-bin-packing-problem-library" text:style-name="Internet_20_link" text:visited-style-name="Visited_20_Internet_20_Link"><text:span text:style-name="T5">site da UNIBO</text:span></text:a><text:span text:style-name="T5">, além das soluções ótimas contidas no mesmo.</text:span></text:p>
      <text:p text:style-name="P13"><text:bookmark-start text:name="Tópico 2"/>Meta-heurística Utilizada<text:bookmark-end text:name="Tópico 2"/></text:p>
      <text:p text:style-name="P7"><text:bookmark-start text:name="Tópico 2.1"/>D<text:span text:style-name="T5">escrição</text:span><text:bookmark-end text:name="Tópico 2.1"/></text:p>
      <text:p text:style-name="P16"><text:tab/><text:span text:style-name="T5">A Meta-heurística escolhida foi a chamada Recozimento Simulado (em inglês, Simulated Annealing), um algoritmo que tem base teórica no processo de recozimento no contexto da metalurgia. É uma técnica que consiste em aquecer um metal acima da sua zona crítica (temperatura onde ocorre a transição do estado sólido para o líquido), e depois é resfriado lentamente para atingir a forma desejada. A lógica deste processo é bem simples: um metal em baixas temperaturas não é maleável, e não muda de forma facilmente, enquanto um metal muito quente não consegue manter sua forma. Portanto, para que se mude a forma do metal para algo desejado, ele deve transitar lentamente da sua forma instável para a melhor possível, de maneira controlada.</text:span></text:p>
      <text:p text:style-name="P16"><text:tab/><text:span text:style-name="T5">O Recozimento Simulado trata a resposta para um problema computacional como o metal do recozimento real, ele existe para diminuir a diferença entre uma resposta qualquer para o problema e a resposta ótima, como o ferro lentamente tomando a forma de uma espada. O algoritmo consegue isso aplicando pequenas alterações aleatórias em uma resposta inicial, e toda variação da resposta atual é considerada, e será escolhida se for melhor que a atual, ou se a “temperatura” estiver alta o suficiente. Cada iteração do algoritmo diminui a temperatura. A forma de obtenção da resposta inicial não é relevante.</text:span></text:p>
      <text:p text:style-name="P16"><text:tab/><text:span text:style-name="T5">Esta Meta-heurística utiliza o conceito de temperatura para retirar a resposta atual de um “máximo local”, que é uma resposta excelente se forem consideradas apenas as vizinhas, mas não é a melhor se for considerar todas as respostas possíveis. Isso é possível pois maiores temperaturas fazem com que a resposta mude drasticamente, procurando grandes partes do espaço amostral de forma aleatória, e enquanto a temperatura diminui, espaços mais curtos são considerados, obtendo assim uma resposta próxima da ótima.</text:span></text:p>
      <text:p text:style-name="P16"><text:tab/><text:span text:style-name="T9">O algoritmo se encerra quando a temperatura atinge um ponto mínimo, onde se pode garantir com uma quantidade razoável de certeza que não serão encontradas soluções melhores.</text:span></text:p>
      <text:p text:style-name="P16"/>
      <text:p text:style-name="P9"><text:bookmark-start text:name="Tópico 2.2"/>Implementação <text:span text:style-name="T8">e Escolhas</text:span><text:bookmark-end text:name="Tópico 2.2"/></text:p>
      <text:p text:style-name="P17"><text:tab/><text:span text:style-name="T7">A implementação da heurística foi feita na linguagem de programação C++, e foi separada em 5 arquivos de código-fonte:</text:span></text:p>
      <text:list text:style-name="L2">
        <text:list-item>
          <text:p text:style-name="P26">“<text:span text:style-name="T7">random.cpp” e “random.hpp” definem os métodos de geração de números aleatórios uniformes usados na heurística. Eles usam a implementação pré-feita do C++ do algoritmo Mersenne Twister chamada “mt19937_64” e não serão discutidos.</text:span></text:p>
        </text:list-item>
        <text:list-item>
          <text:p text:style-name="P26">“<text:span text:style-name="T7">sa.hpp” e “sa.cpp” definem a classe que define uma caixa, com todos os seus métodos e itens, a classe que define uma solução do problema, e o algoritmo em si. Esta é a parte mais importante do código, e contém toda a heurística.</text:span></text:p>
        </text:list-item>
        <text:list-item>
          <text:p text:style-name="P26">“<text:span text:style-name="T7">main.cpp” apenas lê da entrada padrão o número de itens, a capacidade de cada caixa, e para todo item lê o seu tamanho. Então ele chama a classe da solução definida em “sa” e imprime a resposta que ela calcula na saída padrão.</text:span></text:p>
        </text:list-item>
      </text:list>
      <text:p text:style-name="P22">A razão para ser feito dessa maneira é que o executável resultante é extremamente flexível. Pode-se usá-lo executando diretamente, escrevendo um caso de teste, e vendo a saída; mas também é possível realizar testes automatizados através de scripts.</text:p>
      <text:p text:style-name="P18"><text:soft-page-break/><text:tab/>A classe da caixa contém uma lista de itens, e a somatória dos pesos de todos os itens atuais, Além de métodos para tirar e colocar itens, trocar itens com outras caixas e imprimir seu conteúdo.</text:p>
      <text:p text:style-name="P18"><text:tab/>A classe da solução contém uma permutação dos itens, que é interpretado como a ordem em que eles serão inseridos nas caixas, da esquerda para a direita. Contém também o método para gerar a primeira solução, gerar um vizinho aleatório da solução, de imprimi-la, e a função heurística.</text:p>
      <text:p text:style-name="P18"><text:tab/>Para gerar a primeira solução, a versão atual do código cria uma caixa, e começa colocando nela os itens mais pesados que cabem na mesma, até não sobrar nenhum item que é menor ou igual à sua capacidade atual, nesse ponto ele cria outra caixa e recomeça esse processo, até não sobrar nenhum item. A ideia inicial era usar uma permutação aleatória de itens e colocá-los de forma sequencial em caixas, mas este método não resultava em soluções próximas dos resultados ótimos.</text:p>
      <text:p text:style-name="P18"/>
      <text:p text:style-name="P18"><text:tab/>Para gerar um vizinho da solução atual, isto é, gerar uma solução fazendo apenas 1 alteração aleatória na solução, o seguinte algoritmo é usado: primeiro seleciona-se<text:line-break/>uma caixa aleatória, depois se criam dois vetores, chamados “Sequência 10” e “Sequência 11”. No vetor 10 são colocadas todas as caixas que tem espaço o suficiente para receber o menor item da caixa atual, sem exceder o seu limite, enquanto no vetor 11 são colocadas as caixas que podem trocar o seu menor item com o menor item da caixa atual, sem que nenhuma exceda o seu limite, e de forma que dois itens de tamanho igual não sejam trocados. A mesma caixa pode aparecer nos dois vetores. Então se escolhe de forma aleatória, mas com preferência para o primeiro, um dos vetores que não está vazio, e se realiza a ação para a qual ele foi criado com uma caixa aleatória dele.</text:p>
      <text:p text:style-name="P18"><text:tab/>Anteriormente, o código de gerar vizinho apenas trocava dois itens de lugar na sequência de itens, mas ele não garantia que os dois itens não estavam na mesma caixa, resultado em muitos “vizinhos” que eram efetivamente idênticos à solução original. Uma tentativa de melhorar a solução anterior foi fazer múltiplas trocas, mas isso gerava soluções completamente diferentes da melhor.</text:p>
      <text:p text:style-name="P18"/>
      <text:p text:style-name="P18"><text:tab/>O cálculo para determinar a aptidão da solução (o quão boa ela é) é feito simplesmente obtendo o tamanho do vetor de caixas, como não existe uma operação para criar uma caixa, nunca haverá uma solução pior do que a atual, portanto a temperatura da heurística apenas define a chance de mudar de solução ou ignorar e tentar de novo, caso a temperatura mínima seja muito alta, o algoritmo sempre trocará de solução.</text:p>
      <text:p text:style-name="P18"/>
      <text:p text:style-name="P18"><text:tab/>Essa variação foi escolhida pois após vários testes, pois é a que deu os melhores resultados e atingiu o melhor equilíbrio entre uma solução viável e tempo de execução. É possível atingir resultados melhores aumentando a temperatura ou diminuindo a velocidade de resfriamento e a temperatura mínima, porém isto acarretará num aumento drástico no tempo de execução do algoritmo.</text:p>
      <text:p text:style-name="P18"/>
      <text:p text:style-name="P10"><text:bookmark-start text:name="Tópico 2.3"/>Experimentos Finais<text:bookmark-end text:name="Tópico 2.3"/></text:p>
      <text:p text:style-name="P19"><text:tab/><text:span text:style-name="T8">A experimentação foi realizada no computador do Danilo. </text:span><text:span text:style-name="T9">Para testar todos os 6,1 mil casos de forma rápida foi usado o script “run.bat” para chamar o executável </text:span><text:soft-page-break/><text:span text:style-name="T9">repetidamente com todos os casos de teste. Este script também é responsável por imprimir no arquivo de saída o tempo de execução de cada teste, além de encontrar a solução ótima baixada e imprimi-la também.</text:span></text:p>
      <text:p text:style-name="P19"><text:tab/><text:span text:style-name="T9">Os parâmetros de temperatura inicial, variação de temperatura, e de temperatura mínima são pré-programados no código-fonte. No momento dos destes eles eram, respectivamente: 1000, 0.999, e 10. A variação de temperatura é um fator que será multiplicado na temperatura atual no final de toda iteração.</text:span></text:p>
      <text:p text:style-name="P20"><text:tab/><text:span text:style-name="T9">Como métricas da performance do programa, foram calculados a média do tempo de execução (em segundos), a precisão da resposta do algoritmo, e a maior diferença entre uma resposta ótima e uma resposta do programa dentre todos os casos de teste. A precisão das respostas representa o quão perto elas estavam do resultado ótimo, em média. Para calcular isso, foi utilizado a fórmula do Gap. O cálculo final da precisão pode ser representado pela fórmula:</text:span></text:p>
      <text:p text:style-name="P20"><text:span text:style-name="T9"><draw:frame draw:style-name="fr1" draw:name="Objeto1" text:anchor-type="as-char" svg:y="-1.305cm" svg:width="2.387cm" svg:height="1.685cm" draw:z-index="0"><draw:object xlink:href="./Object 1" xlink:type="simple" xlink:show="embed" xlink:actuate="onLoad"/><draw:image xlink:href="./ObjectReplacements/Object 1" xlink:type="simple" xlink:show="embed" xlink:actuate="onLoad"/></draw:frame></text:span><text:span text:style-name="T9">, </text:span><text:span text:style-name="T10">onde </text:span><text:span text:style-name="T11">N</text:span><text:span text:style-name="T13"> é o número de casos de teste,</text:span><text:span text:style-name="T13"><draw:frame draw:style-name="fr1" draw:name="Objeto2" text:anchor-type="as-char" svg:y="-0.377cm" svg:width="0.372cm" svg:height="0.533cm" draw:z-index="1"><draw:object xlink:href="./Object 2" xlink:type="simple" xlink:show="embed" xlink:actuate="onLoad"/><draw:image xlink:href="./ObjectReplacements/Object 2" xlink:type="simple" xlink:show="embed" xlink:actuate="onLoad"/></draw:frame></text:span><text:span text:style-name="T13">é a resposta do programa para o caso de teste </text:span><text:span text:style-name="T11">i</text:span><text:span text:style-name="T13">, e</text:span><text:span text:style-name="T13"><draw:frame draw:style-name="fr1" draw:name="Objeto3" text:anchor-type="as-char" svg:y="-0.377cm" svg:width="0.369cm" svg:height="0.533cm" draw:z-index="2"><draw:object xlink:href="./Object 3" xlink:type="simple" xlink:show="embed" xlink:actuate="onLoad"/><draw:image xlink:href="./ObjectReplacements/Object 3" xlink:type="simple" xlink:show="embed" xlink:actuate="onLoad"/></draw:frame></text:span><text:span text:style-name="T13">é a solução ótima para o caso de teste </text:span><text:span text:style-name="T11">i</text:span><text:span text:style-name="T13">. </text:span><text:span text:style-name="T13"><draw:frame draw:style-name="fr1" draw:name="Objeto4" text:anchor-type="as-char" svg:y="-0.684cm" svg:width="1.178cm" svg:height="1.125cm" draw:z-index="3"><draw:object xlink:href="./Object 4" xlink:type="simple" xlink:show="embed" xlink:actuate="onLoad"/><draw:image xlink:href="./ObjectReplacements/Object 4" xlink:type="simple" xlink:show="embed" xlink:actuate="onLoad"/></draw:frame></text:span><text:span text:style-name="T13">representa a distância (ou o “gap”) entre a resposta do programa e a solução ótima. Como queremos o inverso disso (o quão </text:span><text:span text:style-name="T15">próxima</text:span><text:span text:style-name="T13"> a reposta está, colocamos 1 menos isso no somatório.</text:span></text:p>
      <text:p text:style-name="P28"><text:tab/>Por último, a média do tempo de execução do programa na verdade é a média dos segundos que o programa levou para executar, pois o método de medição atual não leva milissegundos em consideração.</text:p>
      <text:p text:style-name="P23"/>
      <text:p text:style-name="P11"><text:bookmark-start text:name="Tópico 2.4"/>Resultados<text:bookmark-end text:name="Tópico 2.4"/></text:p>
      <text:p text:style-name="P29"><text:tab/>Após processar os 6195 casos de teste, o programa demonstrou uma média de 0,293462 segundos para calcular a resposta de cada caso, e obteve uma precisão de 92,555407% nas respostas, com a maior discrepância entre resposta e solução ótima sendo 287 caixas. O maior tempo de execução foi 3 segundos, registrado em 28 casos.</text:p>
      <text:p text:style-name="P21"/>
      <text:p text:style-name="P31"><text:bookmark-start text:name="Tópico 3"/>Conclusão<text:bookmark-end text:name="Tópico 3"/></text:p>
      <text:p text:style-name="P21"><text:span text:style-name="T12"><text:tab/></text:span><text:span text:style-name="T14">Ao final da experimentação da versão atual do algoritmo, concluímos que é possível aumentar a precisão das respostas, mas o preço em tempo disso não vale a pena. Consideramos que 92,5% de precisão é o bastante, e 3 segundos sendo o maior tempo de execução é muito bom.</text:span></text:p>
      <text:p text:style-name="P30"><text:tab/>Compreendemos que o processador do computador do Danilo é mais rápido que os dos computadores que executarão o programa (3,4 GHz vs 3,7 GHz), mas estamos confiantes que a performance de tempo se manterá adequad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5:14:42.297000000</meta:creation-date>
    <dc:date>2024-10-16T01:28:23.696000000</dc:date>
    <meta:editing-duration>PT8H30S</meta:editing-duration>
    <meta:editing-cycles>23</meta:editing-cycles>
    <meta:generator>LibreOffice/7.5.2.2$Windows_X86_64 LibreOffice_project/53bb9681a964705cf672590721dbc85eb4d0c3a2</meta:generator>
    <meta:document-statistic meta:table-count="0" meta:image-count="0" meta:object-count="4" meta:page-count="6" meta:paragraph-count="55" meta:word-count="1641" meta:character-count="9943" meta:non-whitespace-character-count="8335"/>
  </office:meta>
</office:document-meta>
</file>

<file path=Object 1/content.xml><?xml version="1.0" encoding="utf-8"?>
<math xmlns="http://www.w3.org/1998/Math/MathML" display="block">
  <semantics>
    <mfrac>
      <mrow>
        <mrow>
          <munderover>
            <mo stretchy="false">∑</mo>
            <mrow>
              <mi>i</mi>
              <mo stretchy="false">=</mo>
              <mn>1</mn>
            </mrow>
            <mi>N</mi>
          </munderover>
          <mn>1</mn>
        </mrow>
        <mo stretchy="false">−</mo>
        <mfrac>
          <mrow>
            <msub>
              <mi>R</mi>
              <mi>i</mi>
            </msub>
            <mo stretchy="false">−</mo>
            <msub>
              <mi>P</mi>
              <mi>i</mi>
            </msub>
          </mrow>
          <msub>
            <mi>P</mi>
            <mi>i</mi>
          </msub>
        </mfrac>
      </mrow>
      <mi>N</mi>
    </mfrac>
    <annotation encoding="StarMath 5.0">{sum from{i=1} to{N} 1-{R_i - P_i} over {P_i}} over N</annotation>
  </semantics>
</math>
</file>

<file path=Object 2/content.xml><?xml version="1.0" encoding="utf-8"?>
<math xmlns="http://www.w3.org/1998/Math/MathML" display="block">
  <semantics>
    <msub>
      <mi>R</mi>
      <mi>i</mi>
    </msub>
    <annotation encoding="StarMath 5.0">R_i</annotation>
  </semantics>
</math>
</file>

<file path=Object 3/content.xml><?xml version="1.0" encoding="utf-8"?>
<math xmlns="http://www.w3.org/1998/Math/MathML" display="block">
  <semantics>
    <msub>
      <mi>P</mi>
      <mi>i</mi>
    </msub>
    <annotation encoding="StarMath 5.0">P_i</annotation>
  </semantics>
</math>
</file>

<file path=Object 4/content.xml><?xml version="1.0" encoding="utf-8"?>
<math xmlns="http://www.w3.org/1998/Math/MathML" display="block">
  <semantics>
    <mfrac>
      <mrow>
        <msub>
          <mi>R</mi>
          <mi>i</mi>
        </msub>
        <mo stretchy="false">−</mo>
        <msub>
          <mi>P</mi>
          <mi>i</mi>
        </msub>
      </mrow>
      <msub>
        <mi>P</mi>
        <mi>i</mi>
      </msub>
    </mfrac>
    <annotation encoding="StarMath 5.0">{ R_i - P_i } over P_i</annotation>
  </semantics>
</math>
</file>